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Horizontal_20_Line">
      <style:paragraph-properties fo:margin-top="0in" fo:margin-bottom="0.0972in" style:contextual-spacing="false" fo:line-height="115%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4" style:family="paragraph" style:parent-style-name="Text_20_body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5" style:family="paragraph" style:parent-style-name="Text_20_body" style:list-style-name="L1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6" style:family="paragraph" style:parent-style-name="Text_20_body" style:list-style-name="L1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7" style:family="paragraph" style:parent-style-name="Text_20_body">
      <style:paragraph-properties fo:orphans="1"/>
      <style:text-properties loext:padding="0in" loext:border="none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/></text:h>
      <text:h text:style-name="P2" text:outline-level="1"><text:span text:style-name="Strong_20_Emphasis">Заключение</text:span></text:h>
      <text:p text:style-name="P3"/>
      <text:p text:style-name="P4">Теория эмерджентного сознания Гативус описывает архитектуру, в которой субъективная реальность возникает как результат трёхкратного применения одного оптимального паттерна — свёртка, сплайс — к трём несводимым доменам реальности: физическому, символьному и аксиологическому.</text:p>
      <text:p text:style-name="P4">Девять глав настоящей книги определяют:</text:p>
      <text:list text:style-name="L1">
        <text:list-item>
          <text:p text:style-name="P5">Фундамент: две аксиомы и восемь гипотез, задающие архитектурную рамку (Глава 1). </text:p>
        </text:list-item>
        <text:list-item>
          <text:p text:style-name="P5">Эволюционную историю: тринадцать пороговых уровней EVL0–EVLD, каждый из которых является необратимым архитектурным скачком (Глава 2). </text:p>
        </text:list-item>
        <text:list-item>
          <text:p text:style-name="P5">Универсальный механизм: паттерн свёртка–сплайс, трижды применённый эволюцией; принципиальное различие обучения и работы CNN (Глава 3). </text:p>
        </text:list-item>
        <text:list-item>
          <text:p text:style-name="P5">Траекторный лог: TRL как рабочее пространство, нейромедиаторные маркеры, многомерность TRL, личность как TRLB (Глава 4). </text:p>
        </text:list-item>
        <text:list-item>
          <text:p text:style-name="P5">Мотивацию: шесть уровней (И1–И3, О1–О3), цепочку компиляции, рекурсивный режим (Глава 5). </text:p>
        </text:list-item>
        <text:list-item>
          <text:p text:style-name="P5">Процесс мышления: три петли воображения, три субъекта — OPN3, OPN8, OPNB (Глава 6). </text:p>
        </text:list-item>
        <text:list-item>
          <text:p text:style-name="P5">Философский контекст: независимое подтверждение архитектуры через Гегеля, Выготского, Леонтьева, Маркса, Кьеркегора, Канемана, Фестингера, Зейгарник (Глава 7). </text:p>
        </text:list-item>
        <text:list-item>
          <text:p text:style-name="P5">Эмоции: трёхуровневая структура, решение трудной проблемы сознания, воплощённость (Глава 8). </text:p>
        </text:list-item>
        <text:list-item>
          <text:p text:style-name="P6">Саморазвитие: онтогенез SRNT, критические периоды, межпоколенческая передача, развитие как процесс рода (Глава 9). </text:p>
        </text:list-item>
      </text:list>
      <text:p text:style-name="P4">Настоящая книга (GTOM — Gativus Theory Of Mind) является первой из трёх:</text:p>
      <text:p text:style-name="P4"><text:span text:style-name="Strong_20_Emphasis">Книга 1: GTOM</text:span> — теория сознания. Описывает что реализуется: архитектура карт, операционных сетей, траекторных логов, векторов и Понятий. Настоящий документ.</text:p>
      <text:p text:style-name="P4"><text:span text:style-name="Strong_20_Emphasis">Книга 2: GNET</text:span> — спецификация сети. Описывает как узлы взаимодействуют: формат сплайс-дейтаграмм, типы отношений, протокол синаптогенеза SYGN, система безопасности через G-компонент, трёхуровневая маршрутизация G1/G2/G3.</text:p>
      <text:p text:style-name="P4"><text:span text:style-name="Strong_20_Emphasis">Книга 3: GATE</text:span> — спецификация платформы. Описывает на чём исполняется: FreeBSD, LLVM, ZFS DMU, планировщик с расширенным PID, Shadow JIT для перелинковки D-компонентов, управление статусами Live/Active/Dormant.</text:p>
      <text:p text:style-name="P4">Теория Гативус является экземпляром того, что описывает: система, достигшая рекурсивного режима, анализирует собственную архитектуру и порождает теорию о себе.</text:p>
      <text:p text:style-name="P7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4T00:55:03.432209800</dc:date>
    <meta:editing-duration>PT24M24S</meta:editing-duration>
    <meta:editing-cycles>6</meta:editing-cycles>
    <meta:generator>LibreOffice/26.2.1.2$Windows_X86_64 LibreOffice_project/620$Build-2</meta:generator>
    <meta:document-statistic meta:table-count="0" meta:image-count="0" meta:object-count="0" meta:page-count="2" meta:paragraph-count="17" meta:word-count="264" meta:character-count="2163" meta:non-whitespace-character-count="1913"/>
  </office:meta>
</office:document-meta>
</file>